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9.001cm" fo:break-before="page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20" style:family="table-row">
      <style:table-row-properties style:min-row-height="1.291cm"/>
    </style:style>
    <style:style style:name="P1" style:family="paragraph" style:parent-style-name="Standard">
      <style:text-properties officeooo:rsid="0013143b" officeooo:paragraph-rsid="0013143b"/>
    </style:style>
    <style:style style:name="P2" style:family="paragraph" style:parent-style-name="Standard">
      <style:text-properties officeooo:rsid="0013143b" officeooo:paragraph-rsid="0014f40b"/>
    </style:style>
    <style:style style:name="P3" style:family="paragraph" style:parent-style-name="Standard">
      <style:text-properties officeooo:rsid="0013143b" officeooo:paragraph-rsid="00171135"/>
    </style:style>
    <style:style style:name="P4" style:family="paragraph" style:parent-style-name="Standard">
      <style:text-properties officeooo:rsid="0013143b" officeooo:paragraph-rsid="001831df"/>
    </style:style>
    <style:style style:name="P5" style:family="paragraph" style:parent-style-name="Standard">
      <style:text-properties officeooo:rsid="0013143b" officeooo:paragraph-rsid="00185f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1135" style:font-weight-asian="bold" style:font-weight-complex="bold"/>
    </style:style>
    <style:style style:name="T3" style:family="text">
      <style:text-properties officeooo:rsid="0014dfa4"/>
    </style:style>
    <style:style style:name="T4" style:family="text">
      <style:text-properties officeooo:rsid="00171135"/>
    </style:style>
    <style:style style:name="T5" style:family="text">
      <style:text-properties officeooo:rsid="001831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4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5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  <table:table-row>
          <table:table-cell table:style-name="Tableau1.A2" office:value-type="string">
            <text:p text:style-name="P5"><text:span text:style-name="T5">Convocation</text:span> à l’<text:span text:style-name="T1">Assemblée générale des éco-délégués de 6e/5e</text:span> le jeudi 17 octobre 2024 <text:span text:style-name="T3">à 11h30 </text:span>en salle polyvalente.</text:p>
          </table:table-cell>
        </table:table-row>
      </table:table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 table:style-name="Tableau2.20">
          <table:table-cell table:style-name="Tableau2.A2" office:value-type="string">
            <text:p text:style-name="P3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 table:style-name="Tableau2.20">
          <table:table-cell table:style-name="Tableau2.A2" office:value-type="string">
            <text:p text:style-name="P5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  <table:table-row table:style-name="Tableau2.20">
          <table:table-cell table:style-name="Tableau2.A2" office:value-type="string">
            <text:p text:style-name="P5"><text:span text:style-name="T4">Convocation</text:span> à l’<text:span text:style-name="T1">Assemblée générale des éco-délégués de </text:span><text:span text:style-name="T2">4</text:span><text:span text:style-name="T1">e/</text:span><text:span text:style-name="T2">3e</text:span> le <text:span text:style-name="T4">vendredi 18 </text:span>octobre 2024 <text:span text:style-name="T3">à 11h30 </text:span>en salle polyvalent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08:08:14.117000000</meta:creation-date>
    <dc:date>2024-10-15T09:49:30.494000000</dc:date>
    <meta:editing-duration>PT1H41M14S</meta:editing-duration>
    <meta:editing-cycles>7</meta:editing-cycles>
    <meta:generator>LibreOffice/7.4.3.2$Windows_X86_64 LibreOffice_project/1048a8393ae2eeec98dff31b5c133c5f1d08b890</meta:generator>
    <meta:document-statistic meta:table-count="2" meta:image-count="0" meta:object-count="0" meta:page-count="2" meta:paragraph-count="44" meta:word-count="792" meta:character-count="5126" meta:non-whitespace-character-count="4378"/>
  </office:meta>
</office:document-meta>
</file>